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9296c" officeooo:paragraph-rsid="001929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M-2M=8-10, f3</text:p>
      <text:p text:style-name="P1">1M-2N=GF, f4</text:p>
      <text:p text:style-name="P1">1M-3C=inv cu f3 sau f4</text:p>
      <text:p text:style-name="P1">1M-3D=mixed raise</text:p>
      <text:p text:style-name="P1">1M-3M=weak raise</text:p>
      <text:p text:style-name="P1">1M-2C=inv cu trefle sau art GF</text:p>
      <text:p text:style-name="P1">1M-2D=GF cu 5 carale bunicele</text:p>
      <text:p text:style-name="P1">1S-2H=NF</text:p>
      <text:p text:style-name="P1">1M-4M de joc, 5 atuuri</text:p>
      <text:p text:style-name="P1">1M-3N= fit de 5 intr-o mana mai buna</text:p>
      <text:p text:style-name="P1">1M-4x si 1H-3S sunt splintere, 11-14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17:24:29.160000000</meta:creation-date>
    <dc:date>2017-05-24T17:39:53.567000000</dc:date>
    <meta:editing-duration>PT5M14S</meta:editing-duration>
    <meta:editing-cycles>1</meta:editing-cycles>
    <meta:document-statistic meta:table-count="0" meta:image-count="0" meta:object-count="0" meta:page-count="1" meta:paragraph-count="11" meta:word-count="44" meta:character-count="242" meta:non-whitespace-character-count="209"/>
    <meta:generator>LibreOffice/5.2.5.1$Windows_x86 LibreOffice_project/0312e1a284a7d50ca85a365c316c7abbf20a4d22</meta:generator>
  </office:meta>
</office:document-meta>
</file>